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4bb" officeooo:paragraph-rsid="001074bb"/>
    </style:style>
    <style:style style:name="P2" style:family="paragraph" style:parent-style-name="Standard">
      <style:text-properties officeooo:rsid="001074bb" officeooo:paragraph-rsid="001074bb"/>
    </style:style>
    <style:style style:name="P3" style:family="paragraph" style:parent-style-name="Standard">
      <style:text-properties officeooo:rsid="0011e99d" officeooo:paragraph-rsid="0011e99d"/>
    </style:style>
    <style:style style:name="P4" style:family="paragraph" style:parent-style-name="Standard">
      <style:text-properties officeooo:paragraph-rsid="0011e99d"/>
    </style:style>
    <style:style style:name="T1" style:family="text">
      <style:text-properties officeooo:rsid="0011e99d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6</text:p>
      <text:p text:style-name="P1">Il n’y a pas de partage de mémoir car il n’y a pas de lien entre la clase Date et la clase personne.</text:p>
      <text:p text:style-name="P1">Ci on crée un eritage et qu’il y a des modificateur la zone memoir doit etre partager car ci l’on change la valeur de l’un comme les instance sont lié les deux valeurs doive changer</text:p>
      <text:p text:style-name="P1"/>
      <text:p text:style-name="P3">Question 10</text:p>
      <text:p text:style-name="P4"><text:span text:style-name="T1">nous devons passer la methode et par conséquent la classe en abstract. Car une classe ne peux pas etre “normale” avec une methode abstract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5" meta:word-count="86" meta:character-count="441" meta:non-whitespace-character-count="360"/>
  </office:meta>
</office:document-meta>
</file>